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94.58mm"/>
    </style:style>
    <style:style style:name="co3" style:family="table-column">
      <style:table-column-properties fo:break-before="auto" style:column-width="194.8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ndor / Selling Platfor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SB to UAR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dafruit HUZZAH32 – ESP32 Feather Board</text:p>
          </table:table-cell>
          <table:table-cell office:value-type="string" calcext:value-type="string">
            <text:p>https://www.adafruit.com/product/3405</text:p>
          </table:table-cell>
          <table:table-cell office:value-type="string" calcext:value-type="string">
            <text:p>51.0mm x 22.7mm x 7.3mm / 2.0" x 0.9" x 0.3" </text:p>
          </table:table-cell>
          <table:table-cell office:value-type="string" calcext:value-type="string">
            <text:p>CP2104</text:p>
          </table:table-cell>
          <table:table-cell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Espressif ESP32 Development Board - Developer Edition</text:p>
          </table:table-cell>
          <table:table-cell office:value-type="string" calcext:value-type="string">
            <text:p>https://www.adafruit.com/product/3269</text:p>
          </table:table-cell>
          <table:table-cell office:value-type="string" calcext:value-type="string">
            <text:p>55.3mm x 28.0mm x 12.3mm / 2.2" x 1.1" x 0.5" </text:p>
          </table:table-cell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PyCom LoPy 1.0 - LoRa + WiFi + BLE</text:p>
          </table:table-cell>
          <table:table-cell office:value-type="string" calcext:value-type="string">
            <text:p>https://www.adafruit.com/product/3339</text:p>
          </table:table-cell>
          <table:table-cell office:value-type="string" calcext:value-type="string">
            <text:p>55.3mm x 20.0mm x 3.0mm / 2.2" x 0.8" x 0.1"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Ra</text:p>
          </table:table-cell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PyCom WiPy 2.0</text:p>
          </table:table-cell>
          <table:table-cell office:value-type="string" calcext:value-type="string">
            <text:p>https://www.adafruit.com/product/3338</text:p>
          </table:table-cell>
          <table:table-cell office:value-type="string" calcext:value-type="string">
            <text:p>42.3mm x 20.0mm x 3.0mm / 1.7" x 0.8" x 0.1"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Ra</text:p>
          </table:table-cell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development board esp32</text:p>
          </table:table-cell>
          <table:table-cell office:value-type="string" calcext:value-type="string">
            <text:p>http://www.alibaba.com/product-detail/Dual-mode-WIFI-Bluetooth-high-performance_60624120470.html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Low Power wifi bluetooth Consumption Dual Cores ESP32 ESP32S</text:p>
          </table:table-cell>
          <table:table-cell office:value-type="string" calcext:value-type="string">
            <text:p>http://www.alibaba.com/product-detail/Low-Power-wifi-bluetooth-Consumption-Dual_60627351599.html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nodemcu ESP32 wifi bluetooth Consumption Dual Cores ESP32 ESP32S</text:p>
          </table:table-cell>
          <table:table-cell office:value-type="string" calcext:value-type="string">
            <text:p>http://www.alibaba.com/product-detail/nodemcu-ESP32-wifi-bluetooth-Consumption-Dual_60641918122.html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Official DOIT ESP32 Development Board</text:p>
          </table:table-cell>
          <table:table-cell office:value-type="string" calcext:value-type="string">
            <text:p>http://www.alibaba.com/product-detail/Official-DOIT-ESP32-Development-Board-WiFi_60696844055.html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aliexpress</text:p>
          </table:table-cell>
          <table:table-cell office:value-type="string" calcext:value-type="string">
            <text:p>ESP32 Development Board </text:p>
          </table:table-cell>
          <table:table-cell office:value-type="string" calcext:value-type="string">
            <text:p>https://www.aliexpress.com/item/ESP32-Development-Board-WiFi-Bluetooth-Ultra-Low-Power-Consumption-Dual-Cores-ESP-32S-Board-NodeMCU-32S/32789782336.html</text:p>
          </table:table-cell>
          <table:table-cell/>
          <table:table-cell office:value-type="string" calcext:value-type="string">
            <text:p>CP2102?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iexpress</text:p>
          </table:table-cell>
          <table:table-cell office:value-type="string" calcext:value-type="string">
            <text:p>Lolin ESP32 wemos ESP32</text:p>
          </table:table-cell>
          <table:table-cell office:value-type="string" calcext:value-type="string">
            <text:p>https://www.aliexpress.com/item/Lolin-ESP32-wemos-ESP32-WiFi-Modules-Bluetooth-Dual-ESP-32-ESP-32S-ESP8266/32804853522.html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iexpress</text:p>
          </table:table-cell>
          <table:table-cell office:value-type="string" calcext:value-type="string">
            <text:p>Official DOIT ESP32 Development Board</text:p>
          </table:table-cell>
          <table:table-cell office:value-type="string" calcext:value-type="string">
            <text:p>https://www.aliexpress.com/item/ESP-32S-ESP-32-Development-Board-WiFi-Bluetooth-Antenna-Module-2-4GHz-Dual-Core-Ultra-Low/32800274652.html</text:p>
          </table:table-cell>
          <table:table-cell/>
          <table:table-cell office:value-type="string" calcext:value-type="string">
            <text:p>CP2102?</text:p>
          </table:table-cell>
          <table:table-cell/>
        </table:table-row>
        <table:table-row table:style-name="ro1">
          <table:table-cell office:value-type="string" calcext:value-type="string">
            <text:p>aliexpress</text:p>
          </table:table-cell>
          <table:table-cell office:value-type="string" calcext:value-type="string">
            <text:p>Official DOIT ESP32 Development Board</text:p>
          </table:table-cell>
          <table:table-cell office:value-type="string" calcext:value-type="string">
            <text:p>https://www.aliexpress.com/item/Official-DOIT-ESP32-Development-Board-WiFi-Bluetooth-Ultra-Low-Power-Consumption-Dual-Core-ESP-32-ESP/32801621054.html</text:p>
          </table:table-cell>
          <table:table-cell/>
          <table:table-cell table:style-name="ce1" office:value-type="string" calcext:value-type="string">
            <text:p>CP2102?</text:p>
          </table:table-cell>
          <table:table-cell/>
        </table:table-row>
        <table:table-row table:style-name="ro1">
          <table:table-cell office:value-type="string" calcext:value-type="string">
            <text:p>aliexpress</text:p>
          </table:table-cell>
          <table:table-cell office:value-type="string" calcext:value-type="string">
            <text:p>TTgo ESP32 UNO D1 R32 Board Module</text:p>
          </table:table-cell>
          <table:table-cell office:value-type="string" calcext:value-type="string">
            <text:p>https://www.aliexpress.com/item/1PC-New-Arrival-TTgo-ESP32-WiFi-Bluetooth-4MB-Flash-UNO-D1-R32-Board-Module/32818084685.html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Power Jack</text:p>
          </table:table-cell>
        </table:table-row>
        <table:table-row table:style-name="ro1">
          <table:table-cell office:value-type="string" calcext:value-type="string">
            <text:p>aliexpress</text:p>
          </table:table-cell>
          <table:table-cell office:value-type="string" calcext:value-type="string">
            <text:p>WEMOS WiFi &amp; Bluetooth Battery ESP32 development tool</text:p>
          </table:table-cell>
          <table:table-cell office:value-type="string" calcext:value-type="string">
            <text:p>https://www.aliexpress.com/item/WEMOS-WiFi-Bluetooth-Battery-ESP32-development-tool/32814163663.html</text:p>
          </table:table-cell>
          <table:table-cell/>
          <table:table-cell office:value-type="string" calcext:value-type="string">
            <text:p>CP2102?</text:p>
          </table:table-cell>
          <table:table-cell office:value-type="string" calcext:value-type="string">
            <text:p>18650 battery holder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DIYmall ES-WROOM-32 ESP32 Development Board</text:p>
          </table:table-cell>
          <table:table-cell office:value-type="string" calcext:value-type="string">
            <text:p>https://www.amazon.com/DIYmall-Development-Bluetooth-Ultra-Low-Consumption/dp/B06XBY1CV9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Makerfocus ESP32 DevKit ESP32 Development Board</text:p>
          </table:table-cell>
          <table:table-cell office:value-type="string" calcext:value-type="string">
            <text:p>https://www.amazon.com/Makerfocus-DevKit-Development-Bluetooth-Consumption/dp/B06XXT9ZQZ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SparkFun (PID 13907) ESP32 Thing</text:p>
          </table:table-cell>
          <table:table-cell office:value-type="string" calcext:value-type="string">
            <text:p>https://www.amazon.com/SparkFun-PID-13907-ESP32-Thing/dp/B01MG9BNEN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table:style-name="ce1" office:value-type="string" calcext:value-type="string">
            <text:p>analoglamb</text:p>
          </table:table-cell>
          <table:table-cell office:value-type="string" calcext:value-type="string">
            <text:p>ESP-WROVER-KIT with TFT LCD, JTAG</text:p>
          </table:table-cell>
          <table:table-cell office:value-type="string" calcext:value-type="string">
            <text:p>https://www.analoglamb.com/product/esp-wrover-kit-esp32-wrover-module/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3.2″ TFT LCD display, micro SD card, LiPo,RGB LED, JTAG interface, power jack</text:p>
          </table:table-cell>
        </table:table-row>
        <table:table-row table:style-name="ro1">
          <table:table-cell table:style-name="ce1" office:value-type="string" calcext:value-type="string">
            <text:p>analoglamb</text:p>
          </table:table-cell>
          <table:table-cell office:value-type="string" calcext:value-type="string">
            <text:p>ESP32 Development Board with CP2102 USB to UART</text:p>
          </table:table-cell>
          <table:table-cell office:value-type="string" calcext:value-type="string">
            <text:p>https://www.analoglamb.com/product/esp32-development-board/</text:p>
          </table:table-cell>
          <table:table-cell office:value-type="string" calcext:value-type="string">
            <text:p>55.3mm x 28.0mm x 12.3mm / 2.2″ x 1.1″ x 0.5″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analoglamb</text:p>
          </table:table-cell>
          <table:table-cell office:value-type="string" calcext:value-type="string">
            <text:p>ESP32 Test Fixture – with CP2102 </text:p>
          </table:table-cell>
          <table:table-cell office:value-type="string" calcext:value-type="string">
            <text:p>https://www.analoglamb.com/product/esp32-test-fixture-esp32-board</text:p>
          </table:table-cell>
          <table:table-cell office:value-type="string" calcext:value-type="string">
            <text:p>55.3mm x 28.0mm x 12.3mm / 2.2″ x 1.1″ x 0.5″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Module holder</text:p>
          </table:table-cell>
        </table:table-row>
        <table:table-row table:style-name="ro1">
          <table:table-cell table:style-name="ce1" office:value-type="string" calcext:value-type="string">
            <text:p>analoglamb</text:p>
          </table:table-cell>
          <table:table-cell office:value-type="string" calcext:value-type="string">
            <text:p>Maple ESP32 – ESP32 Board with Micro SD Interface</text:p>
          </table:table-cell>
          <table:table-cell office:value-type="string" calcext:value-type="string">
            <text:p>https://www.analoglamb.com/product/maple-esp32</text:p>
          </table:table-cell>
          <table:table-cell office:value-type="string" calcext:value-type="string">
            <text:p>51 x 52 x 5 mm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micro SD card, LiPo, Arduino Uno compatible form-factor, power jack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LoPy</text:p>
          </table:table-cell>
          <table:table-cell office:value-type="string" calcext:value-type="string">
            <text:p>https://www.arrow.com/de-de/products/lopy/pycom-lt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oRa, RGB LED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SIPY 14DBM</text:p>
          </table:table-cell>
          <table:table-cell office:value-type="string" calcext:value-type="string">
            <text:p>https://www.arrow.com/de-de/products/sipy14dbm/pycom-lt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SIPY 22DBM</text:p>
          </table:table-cell>
          <table:table-cell office:value-type="string" calcext:value-type="string">
            <text:p>https://www.arrow.com/en/products/sipy22dbm/pycom-lt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WiPy 2.0</text:p>
          </table:table-cell>
          <table:table-cell office:value-type="string" calcext:value-type="string">
            <text:p>https://www.arrow.com/de-de/products/wipy2.0/pycom-lt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ESP32 Test Board Small Batch Burn Fixture</text:p>
          </table:table-cell>
          <table:table-cell office:value-type="string" calcext:value-type="string">
            <text:p>https://www.banggood.com/ESP32-Test-Board-Small-Batch-Burn-Fixture-Min-System-Development-Board-For-ESP-WROOM-32-ESP-32S-p-1163923.html</text:p>
          </table:table-cell>
          <table:table-cell office:value-type="string" calcext:value-type="string">
            <text:p>55.3mm x 28.0mm x 12.3mm / 2.2″ x 1.1″ x 0.5″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Module holder</text:p>
          </table:table-cell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Geekcreit® ESP32 Development Board</text:p>
          </table:table-cell>
          <table:table-cell office:value-type="string" calcext:value-type="string">
            <text:p>https://www.banggood.com/ESP32-Development-Board-WiFiBluetooth-Ultra-Low-Power-Consumption-Dual-Cores-ESP-32-ESP-32S-Board-p-1109512.html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Geekcreit® ESP32-DevKit</text:p>
          </table:table-cell>
          <table:table-cell office:value-type="string" calcext:value-type="string">
            <text:p>https://www.banggood.com/ESP32-DevKit-ESP32-WiFiBluetooth-Development-Board-ESP-WROOM-32-Dual-Cores-Board-p-1138249.html</text:p>
          </table:table-cell>
          <table:table-cell/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Wemos® Lolin ESP32 OLED</text:p>
          </table:table-cell>
          <table:table-cell office:value-type="string" calcext:value-type="string">
            <text:p>https://www.banggood.com/Wemos-Lolin-ESP32-OLED-Module-For-Arduino-ESP32-OLED-WiFi-Bluetooth-Dual-ESP-32-ESP-32S-ESP8266-p-1148119.html</text:p>
          </table:table-cell>
          <table:table-cell/>
          <table:table-cell office:value-type="string" calcext:value-type="string">
            <text:p>CP2102?</text:p>
          </table:table-cell>
          <table:table-cell office:value-type="string" calcext:value-type="string">
            <text:p>0.96"OLED Display</text:p>
          </table:table-cell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Wemos® Lolin ESP32 WiFi Module</text:p>
          </table:table-cell>
          <table:table-cell office:value-type="string" calcext:value-type="string">
            <text:p>https://www.banggood.com/Wemos-Lolin-ESP32-WiFi-Module-Bluetooth-Dual-ESP-32-ESP-32S-ESP8266-p-1148418.html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Wemos® Pro ESP32</text:p>
          </table:table-cell>
          <table:table-cell office:value-type="string" calcext:value-type="string">
            <text:p>https://www.banggood.com/Wemos-Pro-ESP32-WIFI-Bluetooth-Board-4MB-Flash-p-1164459.html</text:p>
          </table:table-cell>
          <table:table-cell/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WeMos® TTgo ESP32</text:p>
          </table:table-cell>
          <table:table-cell office:value-type="string" calcext:value-type="string">
            <text:p>https://www.banggood.com/WeMos-TTgo-ESP32-WiFi-Bluetooth-Board-4MB-Flash-UNO-D1-R32-p-1163967.html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Power Jack</text:p>
          </table:table-cell>
        </table:table-row>
        <table:table-row table:style-name="ro1">
          <table:table-cell table:style-name="ce1" office:value-type="string" calcext:value-type="string">
            <text:p>banggood</text:p>
          </table:table-cell>
          <table:table-cell office:value-type="string" calcext:value-type="string">
            <text:p>WeMos® WiFi + Bluetooth Battery</text:p>
          </table:table-cell>
          <table:table-cell office:value-type="string" calcext:value-type="string">
            <text:p>https://www.banggood.com/WeMos-WiFi-Bluetooth-Battery-ESP32-Development-Tool-p-1164436.html</text:p>
          </table:table-cell>
          <table:table-cell/>
          <table:table-cell office:value-type="string" calcext:value-type="string">
            <text:p>CP2102?</text:p>
          </table:table-cell>
          <table:table-cell office:value-type="string" calcext:value-type="string">
            <text:p>18650 battery holder</text:p>
          </table:table-cell>
        </table:table-row>
        <table:table-row table:style-name="ro1">
          <table:table-cell office:value-type="string" calcext:value-type="string">
            <text:p>crowdsupply</text:p>
          </table:table-cell>
          <table:table-cell office:value-type="string" calcext:value-type="string">
            <text:p>Hornbill ESP32 Dev</text:p>
          </table:table-cell>
          <table:table-cell office:value-type="string" calcext:value-type="string">
            <text:p>https://www.crowdsupply.com/explore-embedded/hornbill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table:style-name="ce1" office:value-type="string" calcext:value-type="string">
            <text:p>dfrobot</text:p>
          </table:table-cell>
          <table:table-cell office:value-type="string" calcext:value-type="string">
            <text:p>FireBeetle ESP32 IOT Microcontroller</text:p>
          </table:table-cell>
          <table:table-cell office:value-type="string" calcext:value-type="string">
            <text:p>https://www.dfrobot.com/product-1590.html</text:p>
          </table:table-cell>
          <table:table-cell office:value-type="string" calcext:value-type="string">
            <text:p>24 × 53(mm)/0.94 x 2.09(inches)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dafruit HUZZAH32 – ESP32 Feather Board</text:p>
          </table:table-cell>
          <table:table-cell office:value-type="string" calcext:value-type="string">
            <text:p>https://www.digikey.com/product-detail/en/adafruit-industries-llc/3405/1528-2181-ND/7244967</text:p>
          </table:table-cell>
          <table:table-cell office:value-type="string" calcext:value-type="string">
            <text:p>51.0mm x 22.7mm x 7.3mm / 2.0" x 0.9" x 0.3" </text:p>
          </table:table-cell>
          <table:table-cell office:value-type="string" calcext:value-type="string">
            <text:p>CP2104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LoPy</text:p>
          </table:table-cell>
          <table:table-cell office:value-type="string" calcext:value-type="string">
            <text:p>https://www.digikey.com/product-detail/en/seeed-technology-co-ltd/109110001/1597-1449-ND/6605593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oRa, RGB LED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Olimex LTD ESP32-WROVER-KIT </text:p>
          </table:table-cell>
          <table:table-cell office:value-type="string" calcext:value-type="string">
            <text:p>https://www.digikey.com/product-detail/en/olimex-ltd/ESP32-WROVER-KIT/1188-1200-ND/6677308</text:p>
          </table:table-cell>
          <table:table-cell office:value-type="string" calcext:value-type="string">
            <text:p>55.3mm x 28.0mm x 12.3mm / 2.2″ x 1.1″ x 0.5″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3.2" LCD display, Camera interface, micro SD card, RGB LED, IO expander, JTAG interface, power jack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SPARKFUN ESP32 THING</text:p>
          </table:table-cell>
          <table:table-cell office:value-type="string" calcext:value-type="string">
            <text:p>https://www.digikey.com/products/en/development-boards-kits-programmers/evaluation-boards-expansion-boards/797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WiPy 2.0</text:p>
          </table:table-cell>
          <table:table-cell office:value-type="string" calcext:value-type="string">
            <text:p>https://www.digikey.com/product-detail/en/seeed-technology-co-ltd/109110002/1597-1451-ND/6605595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CP2102 ESP32S ESP32 Develop Board</text:p>
          </table:table-cell>
          <table:table-cell office:value-type="string" calcext:value-type="string">
            <text:p>http://www.ebay.com/itm/CP2102-ESP32S-ESP32-Develop-Board-2-4GHz-Dual-Core-WiFi-Bluetooth-Module-Antenne-/201959766610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 32S ESP32 DEVELOPMENT BOARD</text:p>
          </table:table-cell>
          <table:table-cell office:value-type="string" calcext:value-type="string">
            <text:p>http://www.ebay.com/itm/ESP-32S-ESP32-DEVELOPMENT-BOARD-2-4GHZ-DUAL-MODE-WIFI-BLUETOOTH-ANTENNA-MODULE-N-/182626706745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-32 ESP-32S Development Board</text:p>
          </table:table-cell>
          <table:table-cell office:value-type="string" calcext:value-type="string">
            <text:p>http://www.ebay.com/itm/ESP-32-ESP-32S-Development-Board-2-4GHz-Dual-Mode-WiFi-Bluetooth-Antenna-Module-/142320978044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-32S ESP-32 Development Board</text:p>
          </table:table-cell>
          <table:table-cell office:value-type="string" calcext:value-type="string">
            <text:p>http://www.ebay.com/itm/ESP-32S-ESP-32-Development-Board-2-4GHz-Dual-Mode-WiFi-Bluetooth-Antenna-Module-/352009863808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-32S ESP-32 Development Board</text:p>
          </table:table-cell>
          <table:table-cell office:value-type="string" calcext:value-type="string">
            <text:p>http://www.ebay.com/itm/ESP-32S-ESP-32-Development-Board-2-4GHz-Dual-Mode-WiFi-Bluetooth-Antenna-Module-/282403956855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-32S ESP-32 Development Board</text:p>
          </table:table-cell>
          <table:table-cell office:value-type="string" calcext:value-type="string">
            <text:p>http://www.ebay.com/itm/ESP-32-ESP-32S-Development-Board-2-4GHz-Dual-Mode-WiFi-Bluetooth-Antenna-Module-/311829112002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-32S ESP32 Development Board</text:p>
          </table:table-cell>
          <table:table-cell office:value-type="string" calcext:value-type="string">
            <text:p>http://www.ebay.com/itm/ESP-32S-ESP32-Development-Board-2-4GHz-Dual-Mode-WiFi-Bluetooth-Antenna-Module-/253023065174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-WROOM-32 ESP32 ESP-32 Wemos</text:p>
          </table:table-cell>
          <table:table-cell office:value-type="string" calcext:value-type="string">
            <text:p>http://www.ebay.com/itm/ESP-WROOM-32-ESP32-ESP-32-Wemos-ESP8266-WIFI-BT-Dual-Mode-Develope-Board-/201898587114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-WROOM-32 ESP32 ESP-32 Wemos</text:p>
          </table:table-cell>
          <table:table-cell office:value-type="string" calcext:value-type="string">
            <text:p>http://www.ebay.com/itm/ESP-WROOM-32-ESP32-ESP-32-Wemos-ESP8266-WIFI-BT-Dual-Mode-Develope-Board-/302289940465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SP32 Develop Board NodeMCU Lua</text:p>
          </table:table-cell>
          <table:table-cell office:value-type="string" calcext:value-type="string">
            <text:p>http://www.ebay.com/itm/ESP32-Develop-Board-WiFi-Bluetooth-Dual-Core-Mode-ESP-32S-NodeMCU-Lua-2-4GHz-/401351328336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WEMOS LOLIN32 V1.0.0</text:p>
          </table:table-cell>
          <table:table-cell office:value-type="string" calcext:value-type="string">
            <text:p>http://www.ebay.com/itm/WEMOS-LOLIN32-V1-0-0-wifi-bluetooth-board-based-ESP-32-4MB-FLASH-/112456925434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office:value-type="string" calcext:value-type="string">
            <text:p>eckstein</text:p>
          </table:table-cell>
          <table:table-cell office:value-type="string" calcext:value-type="string">
            <text:p>D-duino-32 ESP32</text:p>
          </table:table-cell>
          <table:table-cell office:value-type="string" calcext:value-type="string">
            <text:p>https://eckstein-shop.de/D-duino-32-ESP32-ESP-WROOM-32-096OLED-Display-WiFi-Bluetooth-Module-IOT-Arduino-NodeMCU_1</text:p>
          </table:table-cell>
          <table:table-cell/>
          <table:table-cell office:value-type="string" calcext:value-type="string">
            <text:p>CP2102?</text:p>
          </table:table-cell>
          <table:table-cell office:value-type="string" calcext:value-type="string">
            <text:p>0.96"OLED Display</text:p>
          </table:table-cell>
        </table:table-row>
        <table:table-row table:style-name="ro1">
          <table:table-cell office:value-type="string" calcext:value-type="string">
            <text:p>eckstein</text:p>
          </table:table-cell>
          <table:table-cell office:value-type="string" calcext:value-type="string">
            <text:p>ESP32 Entwicklungsboard Widora-AIR V5.0 Nodemcu</text:p>
          </table:table-cell>
          <table:table-cell office:value-type="string" calcext:value-type="string">
            <text:p>https://eckstein-shop.de/ESP32-Entwicklungsboard-Widora-AIR-V50-Nodemcu-WIFI-Bluetooth-IOT-Module-mit-on-board-Antenna</text:p>
          </table:table-cell>
          <table:table-cell/>
          <table:table-cell office:value-type="string" calcext:value-type="string">
            <text:p>CP2104</text:p>
          </table:table-cell>
          <table:table-cell/>
        </table:table-row>
        <table:table-row table:style-name="ro1">
          <table:table-cell office:value-type="string" calcext:value-type="string">
            <text:p>eckstein</text:p>
          </table:table-cell>
          <table:table-cell office:value-type="string" calcext:value-type="string">
            <text:p>HIMALAYA ESP32 Dev Board</text:p>
          </table:table-cell>
          <table:table-cell office:value-type="string" calcext:value-type="string">
            <text:p>https://eckstein-shop.de/HIMALAYA-ESP32-Dev-Board-WiFi-Bluetooth-CP2102-USB-to-Serial-mit-LiPo-charger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office:value-type="string" calcext:value-type="string">
            <text:p>eckstein</text:p>
          </table:table-cell>
          <table:table-cell office:value-type="string" calcext:value-type="string">
            <text:p>Pycom LoPy ESP32 LoRa</text:p>
          </table:table-cell>
          <table:table-cell office:value-type="string" calcext:value-type="string">
            <text:p>https://eckstein-shop.de/Pycom-LoPy-ESP32-LoRa-Wifi-and-Bluetooth-IoT-Development-board-MicroPytho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oRa, RGB LED</text:p>
          </table:table-cell>
        </table:table-row>
        <table:table-row table:style-name="ro1">
          <table:table-cell office:value-type="string" calcext:value-type="string">
            <text:p>eckstein</text:p>
          </table:table-cell>
          <table:table-cell office:value-type="string" calcext:value-type="string">
            <text:p>Pycom SiPy Espressif ESP32</text:p>
          </table:table-cell>
          <table:table-cell office:value-type="string" calcext:value-type="string">
            <text:p>https://eckstein-shop.de/Pycom-SiPy-Espressif-ESP32-Sigfox-WiFi-Bluetooth-MicroPython-IoT-development-board-14dB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igfox, RGB LED</text:p>
          </table:table-cell>
        </table:table-row>
        <table:table-row table:style-name="ro1">
          <table:table-cell office:value-type="string" calcext:value-type="string">
            <text:p>eckstein</text:p>
          </table:table-cell>
          <table:table-cell office:value-type="string" calcext:value-type="string">
            <text:p>X-32 ESP-WROOM-32</text:p>
          </table:table-cell>
          <table:table-cell office:value-type="string" calcext:value-type="string">
            <text:p>https://eckstein-shop.de/X-32-ESP-WROOM-32-WiFi-Bluetooth-Development-Board-IOT-Tiny-NodeMCU-Arduino-ESP32_1</text:p>
          </table:table-cell>
          <table:table-cell office:value-type="string" calcext:value-type="string">
            <text:p>Tiny size.(35x27mm)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lectrodragon</text:p>
          </table:table-cell>
          <table:table-cell office:value-type="string" calcext:value-type="string">
            <text:p>ESP32-DevKitC</text:p>
          </table:table-cell>
          <table:table-cell office:value-type="string" calcext:value-type="string">
            <text:p>http://www.electrodragon.com/product/esp32-devkitc/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espressif</text:p>
          </table:table-cell>
          <table:table-cell office:value-type="string" calcext:value-type="string">
            <text:p>ESP-WROVER-KIT</text:p>
          </table:table-cell>
          <table:table-cell office:value-type="string" calcext:value-type="string">
            <text:p>https://www.espressif.com/en/products/hardware/esp-wrover-kit/overview</text:p>
          </table:table-cell>
          <table:table-cell office:value-type="string" calcext:value-type="string">
            <text:p>55.3mm x 28.0mm x 12.3mm / 2.2″ x 1.1″ x 0.5″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3.2" LCD display, Camera interface, micro SD card, RGB LED, IO expander, JTAG interface, power jack</text:p>
          </table:table-cell>
        </table:table-row>
        <table:table-row table:style-name="ro1">
          <table:table-cell office:value-type="string" calcext:value-type="string">
            <text:p>espressif</text:p>
          </table:table-cell>
          <table:table-cell table:style-name="ce3" office:value-type="string" calcext:value-type="string">
            <text:p>ESP32-DevKitC</text:p>
          </table:table-cell>
          <table:table-cell office:value-type="string" calcext:value-type="string">
            <text:p>https://www.espressif.com/en/products/hardware/esp32-devkitc/overview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fabtolab</text:p>
          </table:table-cell>
          <table:table-cell office:value-type="string" calcext:value-type="string">
            <text:p>LOLIN32</text:p>
          </table:table-cell>
          <table:table-cell office:value-type="string" calcext:value-type="string">
            <text:p>https://www.fabtolab.com/boards/ESP32-Boards/wemos-lolin32-v1-0-0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table:style-name="ce1" office:value-type="string" calcext:value-type="string">
            <text:p>indiegogo</text:p>
          </table:table-cell>
          <table:table-cell office:value-type="string" calcext:value-type="string">
            <text:p>MATRIX Voice: Open-Source Voice Platform For All</text:p>
          </table:table-cell>
          <table:table-cell office:value-type="string" calcext:value-type="string">
            <text:p>https://www.indiegogo.com/projects/matrix-voice-open-source-voice-platform-for-all#/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ilinx Spartan6 FPGA &amp; 64 Mbit SDRAM with 18 RGBW LED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Adafruit HUZZAH32 – ESP32 Feather Board</text:p>
          </table:table-cell>
          <table:table-cell office:value-type="string" calcext:value-type="string">
            <text:p>http://www2.mouser.com/ProductDetail/Adafruit/3405</text:p>
          </table:table-cell>
          <table:table-cell office:value-type="string" calcext:value-type="string">
            <text:p>51.0mm x 22.7mm x 7.3mm / 2.0" x 0.9" x 0.3" </text:p>
          </table:table-cell>
          <table:table-cell office:value-type="string" calcext:value-type="string">
            <text:p>CP2104</text:p>
          </table:table-cell>
          <table:table-cell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SPARKFUN ESP32 THING</text:p>
          </table:table-cell>
          <table:table-cell office:value-type="string" calcext:value-type="string">
            <text:p>http://www2.mouser.com/ProductDetail/SparkFun/DEV-13907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office:value-type="string" calcext:value-type="string">
            <text:p>olimex</text:p>
          </table:table-cell>
          <table:table-cell office:value-type="string" calcext:value-type="string">
            <text:p>ESP32-CoreBoard</text:p>
          </table:table-cell>
          <table:table-cell office:value-type="string" calcext:value-type="string">
            <text:p>https://www.olimex.com/Products/IoT/ESP32-CoreBoard/</text:p>
          </table:table-cell>
          <table:table-cell office:value-type="string" calcext:value-type="string">
            <text:p>54.32 x 27.9)mm ~ (2.15 x 1.1)"</text:p>
          </table:table-cell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olimex</text:p>
          </table:table-cell>
          <table:table-cell office:value-type="string" calcext:value-type="string">
            <text:p>ESP32-EVB</text:p>
          </table:table-cell>
          <table:table-cell office:value-type="string" calcext:value-type="string">
            <text:p>https://www.olimex.com/Products/IoT/ESP32-EVB/open-source-hardware</text:p>
          </table:table-cell>
          <table:table-cell office:value-type="string" calcext:value-type="string">
            <text:p>(75 x 75)mm ~ (2.95 x 2.95)"</text:p>
          </table:table-cell>
          <table:table-cell office:value-type="string" calcext:value-type="string">
            <text:p>CP2102?</text:p>
          </table:table-cell>
          <table:table-cell office:value-type="string" calcext:value-type="string">
            <text:p>Ethernet, IR, and CAN, <text:s/>LiPo, relays, SD-Card</text:p>
          </table:table-cell>
        </table:table-row>
        <table:table-row table:style-name="ro1">
          <table:table-cell office:value-type="string" calcext:value-type="string">
            <text:p>olimex</text:p>
          </table:table-cell>
          <table:table-cell office:value-type="string" calcext:value-type="string">
            <text:p>ESP32-GATEWAY</text:p>
          </table:table-cell>
          <table:table-cell office:value-type="string" calcext:value-type="string">
            <text:p>https://www.olimex.com/Products/IoT/ESP32-GATEWAY/open-source-hardware</text:p>
          </table:table-cell>
          <table:table-cell office:value-type="string" calcext:value-type="string">
            <text:p>(50 x 62)mm ~ (1.95 x 2.45)"</text:p>
          </table:table-cell>
          <table:table-cell office:value-type="string" calcext:value-type="string">
            <text:p>CP2102?</text:p>
          </table:table-cell>
          <table:table-cell office:value-type="string" calcext:value-type="string">
            <text:p>Ethernet, SD-Card</text:p>
          </table:table-cell>
        </table:table-row>
        <table:table-row table:style-name="ro1">
          <table:table-cell office:value-type="string" calcext:value-type="string">
            <text:p>olimex</text:p>
          </table:table-cell>
          <table:table-cell office:value-type="string" calcext:value-type="string">
            <text:p>ESP32-WROVER-KIT</text:p>
          </table:table-cell>
          <table:table-cell office:value-type="string" calcext:value-type="string">
            <text:p>https://www.olimex.com/Products/IoT/ESP32-WROVER-KIT/</text:p>
          </table:table-cell>
          <table:table-cell office:value-type="string" calcext:value-type="string">
            <text:p>55.3mm x 28.0mm x 12.3mm / 2.2″ x 1.1″ x 0.5″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3.2" LCD display, Camera interface, micro SD card, RGB LED, IO expander, JTAG interface, power jack</text:p>
          </table:table-cell>
        </table:table-row>
        <table:table-row table:style-name="ro1">
          <table:table-cell office:value-type="string" calcext:value-type="string">
            <text:p>protocentral</text:p>
          </table:table-cell>
          <table:table-cell office:value-type="string" calcext:value-type="string">
            <text:p>ProtoCentral Kalam32-Dev ESP32</text:p>
          </table:table-cell>
          <table:table-cell office:value-type="string" calcext:value-type="string">
            <text:p>https://www.protocentral.com/kalam-iot/1156-protocentral-kalam32-dev-esp32-wi-fi-and-bluetooth-iot-platform.html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3x WS2812B, LiPo, Touchpads, Arduino Uno compatible form-factor</text:p>
          </table:table-cell>
        </table:table-row>
        <table:table-row table:style-name="ro1">
          <table:table-cell office:value-type="string" calcext:value-type="string">
            <text:p>pycom</text:p>
          </table:table-cell>
          <table:table-cell office:value-type="string" calcext:value-type="string">
            <text:p>LoPy</text:p>
          </table:table-cell>
          <table:table-cell office:value-type="string" calcext:value-type="string">
            <text:p>https://www.pycom.io/product/lopy/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oRa, RGB LED</text:p>
          </table:table-cell>
        </table:table-row>
        <table:table-row table:style-name="ro1">
          <table:table-cell office:value-type="string" calcext:value-type="string">
            <text:p>pycom</text:p>
          </table:table-cell>
          <table:table-cell office:value-type="string" calcext:value-type="string">
            <text:p>SiPy</text:p>
          </table:table-cell>
          <table:table-cell office:value-type="string" calcext:value-type="string">
            <text:p>https://www.pycom.io/product/sipy/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igfox, RGB LED</text:p>
          </table:table-cell>
        </table:table-row>
        <table:table-row table:style-name="ro1">
          <table:table-cell office:value-type="string" calcext:value-type="string">
            <text:p>pycom</text:p>
          </table:table-cell>
          <table:table-cell office:value-type="string" calcext:value-type="string">
            <text:p>WiPy 2.0</text:p>
          </table:table-cell>
          <table:table-cell office:value-type="string" calcext:value-type="string">
            <text:p>https://www.pycom.io/product/wipy/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renesas</text:p>
          </table:table-cell>
          <table:table-cell office:value-type="string" calcext:value-type="string">
            <text:p>GR-LYCHEE</text:p>
          </table:table-cell>
          <table:table-cell office:value-type="string" calcext:value-type="string">
            <text:p>https://gadget.renesas.com/ja/product/lychee.html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RZ/A1LU (R7S721030VCFP)</text:p>
          </table:table-cell>
        </table:table-row>
        <table:table-row table:style-name="ro1">
          <table:table-cell office:value-type="string" calcext:value-type="string">
            <text:p>seeedstudio</text:p>
          </table:table-cell>
          <table:table-cell office:value-type="string" calcext:value-type="string">
            <text:p>WiPy 2.0</text:p>
          </table:table-cell>
          <table:table-cell office:value-type="string" calcext:value-type="string">
            <text:p>https://www.seeedstudio.com/WiPy-2.0-p-2786.htm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SparkFun ESP32 Thing</text:p>
          </table:table-cell>
          <table:table-cell office:value-type="string" calcext:value-type="string">
            <text:p>https://www.sparkfun.com/products/13907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office:value-type="string" calcext:value-type="string">
            <text:p>sunduino</text:p>
          </table:table-cell>
          <table:table-cell office:value-type="string" calcext:value-type="string">
            <text:p>ESP Wroom-32 -część 4 – ESP32 Sunduino</text:p>
          </table:table-cell>
          <table:table-cell office:value-type="string" calcext:value-type="string">
            <text:p>http://www.sunduino.pl/wordpress/esp-wroom-32-czesc-4-esp32-sunduino/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are board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D-duino-32 V2(Arduino&amp;Node32&amp;ESP32&amp;0.96OLED) </text:p>
          </table:table-cell>
          <table:table-cell office:value-type="string" calcext:value-type="string">
            <text:p>https://www.tindie.com/products/lspoplove/d-duino-32-v2arduino-and-node32-and-esp32-and-096oled</text:p>
          </table:table-cell>
          <table:table-cell/>
          <table:table-cell office:value-type="string" calcext:value-type="string">
            <text:p>CP2102?</text:p>
          </table:table-cell>
          <table:table-cell office:value-type="string" calcext:value-type="string">
            <text:p>0.96"OLED Display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ADB type_R</text:p>
          </table:table-cell>
          <table:table-cell office:value-type="string" calcext:value-type="string">
            <text:p>https://www.tindie.com/products/microwavemont/esp32-adb-typer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132x64 SH1106 OLED display, TI PCM5102A high-resolution DAC, I2S microphones Knowles SPH0645LM4H-B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Audio developing board (ESP32-ADB)</text:p>
          </table:table-cell>
          <table:table-cell office:value-type="string" calcext:value-type="string">
            <text:p>https://www.tindie.com/products/microwavemont/esp32-audio-developing-board-esp32-adb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PCM5102A I2S DAC, Lipo charger, 1.3 inch OLED display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CAN CAN board</text:p>
          </table:table-cell>
          <table:table-cell office:value-type="string" calcext:value-type="string">
            <text:p>https://www.tindie.com/products/microwavemont/esp32-can-can-board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1.3 inch OLED display, MCP2551 CAN-bus transceiver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Dev Board</text:p>
          </table:table-cell>
          <table:table-cell office:value-type="string" calcext:value-type="string">
            <text:p>https://www.tindie.com/products/ddebeer/esp32-dev-board-wifibluetooth-with-ftdi-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two tri-color LEDs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dev board /w Full Color OLED</text:p>
          </table:table-cell>
          <table:table-cell office:value-type="string" calcext:value-type="string">
            <text:p>https://www.tindie.com/products/microwavemont/esp32-dev-board-w-full-color-oled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full color 0.95inch 96x64 pixel OLED display, micro SD card, LiPo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dev board with OLED and LiPo charger circuit </text:p>
          </table:table-cell>
          <table:table-cell office:value-type="string" calcext:value-type="string">
            <text:p>https://www.tindie.com/products/microwavemont/esp32-dev-board-with-oled-and-lipo-charger-circuit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1.3inch OLED and LiPo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Development Board </text:p>
          </table:table-cell>
          <table:table-cell office:value-type="string" calcext:value-type="string">
            <text:p>https://www.tindie.com/products/onehorse/esp32-development-board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Development Board with CP2102 USB to UART</text:p>
          </table:table-cell>
          <table:table-cell office:value-type="string" calcext:value-type="string">
            <text:p>https://www.tindie.com/products/analoglamb/esp32-development-board-with-cp2102-usb-to-uart</text:p>
          </table:table-cell>
          <table:table-cell office:value-type="string" calcext:value-type="string">
            <text:p>55.3mm x 28.0mm x 12.3mm / 2.2″ x 1.1″ x 0.5″</text:p>
          </table:table-cell>
          <table:table-cell office:value-type="string" calcext:value-type="string">
            <text:p>CP21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Monster board</text:p>
          </table:table-cell>
          <table:table-cell office:value-type="string" calcext:value-type="string">
            <text:p>https://www.tindie.com/products/microwavemont/esp32-monster-board-ether-can-oled-all-in-one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Ethernet, CAN, <text:s/>LiPo, 1.3 inch OLED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 web radio /audio BT receiver /w class-D amp</text:p>
          </table:table-cell>
          <table:table-cell office:value-type="string" calcext:value-type="string">
            <text:p>https://www.tindie.com/products/microwavemont/esp32-web-radio-audio-bt-receiver-w-class-d-amp</text:p>
          </table:table-cell>
          <table:table-cell/>
          <table:table-cell office:value-type="string" calcext:value-type="string">
            <text:p>FTDI</text:p>
          </table:table-cell>
          <table:table-cell office:value-type="string" calcext:value-type="string">
            <text:p>132x64 SH1106 OLED display, I2S DAC (TI PCM5102A) and class-D amplifier (TI TPA3110)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-T WiFi IOT ESP32 Module Suit(11051)</text:p>
          </table:table-cell>
          <table:table-cell office:value-type="string" calcext:value-type="string">
            <text:p>https://www.tindie.com/products/ICStation/esp32-t-wifi-iot-esp32-module-suit11051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32-WROOM-32 Dev Module / Breakout</text:p>
          </table:table-cell>
          <table:table-cell office:value-type="string" calcext:value-type="string">
            <text:p>https://www.tindie.com/products/kilobyte/esp32-wroom-32-dev-module--breakout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RGB LED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ESPea32 ESP32 Dev Board</text:p>
          </table:table-cell>
          <table:table-cell office:value-type="string" calcext:value-type="string">
            <text:p>https://www.tindie.com/products/aprbrother/espea32-esp32-dev-board</text:p>
          </table:table-cell>
          <table:table-cell/>
          <table:table-cell office:value-type="string" calcext:value-type="string">
            <text:p>CP2104</text:p>
          </table:table-cell>
          <table:table-cell office:value-type="string" calcext:value-type="string">
            <text:p>solder pads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Maple ESP32 – ESP32 Board with Micro SD Interface</text:p>
          </table:table-cell>
          <table:table-cell office:value-type="string" calcext:value-type="string">
            <text:p>https://www.tindie.com/products/analoglamb/maple-esp32---esp32-board-with-micro-sd-interface</text:p>
          </table:table-cell>
          <table:table-cell office:value-type="string" calcext:value-type="string">
            <text:p>51 x 52 x 5 mm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micro SD card, LiPo, Arduino formfactor, power jack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Pocket 32 –ESP32+18650</text:p>
          </table:table-cell>
          <table:table-cell office:value-type="string" calcext:value-type="string">
            <text:p>https://www.tindie.com/products/lspoplove/pocket-32-esp3218650-</text:p>
          </table:table-cell>
          <table:table-cell/>
          <table:table-cell office:value-type="string" calcext:value-type="string">
            <text:p>CP2102?</text:p>
          </table:table-cell>
          <table:table-cell office:value-type="string" calcext:value-type="string">
            <text:p>18650 battery holder</text:p>
          </table:table-cell>
        </table:table-row>
        <table:table-row table:style-name="ro1">
          <table:table-cell table:style-name="ce1" office:value-type="string" calcext:value-type="string">
            <text:p>tindie</text:p>
          </table:table-cell>
          <table:table-cell office:value-type="string" calcext:value-type="string">
            <text:p>X-32 - a WiFi and Bluetooth Development Board </text:p>
          </table:table-cell>
          <table:table-cell office:value-type="string" calcext:value-type="string">
            <text:p>https://www.tindie.com/products/lspoplove/x-32-a-wifi-and-bluetooth-development-board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tterott</text:p>
          </table:table-cell>
          <table:table-cell office:value-type="string" calcext:value-type="string">
            <text:p>ESP-WROOM-32-Breakout</text:p>
          </table:table-cell>
          <table:table-cell office:value-type="string" calcext:value-type="string">
            <text:p>http://www.watterott.com/de/ESP-WROOM32-Breakout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watterott</text:p>
          </table:table-cell>
          <table:table-cell office:value-type="string" calcext:value-type="string">
            <text:p>Espressif ESP32 Core Board v2</text:p>
          </table:table-cell>
          <table:table-cell office:value-type="string" calcext:value-type="string">
            <text:p>http://www.watterott.com/de/Espressif-ESP32-Core-Board-V2</text:p>
          </table:table-cell>
          <table:table-cell/>
          <table:table-cell office:value-type="string" calcext:value-type="string">
            <text:p>CP2102</text:p>
          </table:table-cell>
          <table:table-cell/>
        </table:table-row>
        <table:table-row table:style-name="ro1">
          <table:table-cell office:value-type="string" calcext:value-type="string">
            <text:p>watterott</text:p>
          </table:table-cell>
          <table:table-cell office:value-type="string" calcext:value-type="string">
            <text:p>Pycom LoPy (MicroPython)</text:p>
          </table:table-cell>
          <table:table-cell office:value-type="string" calcext:value-type="string">
            <text:p>http://www.watterott.com/de/Pycom-LoPy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oRa</text:p>
          </table:table-cell>
        </table:table-row>
        <table:table-row table:style-name="ro1">
          <table:table-cell office:value-type="string" calcext:value-type="string">
            <text:p>watterott</text:p>
          </table:table-cell>
          <table:table-cell office:value-type="string" calcext:value-type="string">
            <text:p>Pycom SiPy (MicroPython)</text:p>
          </table:table-cell>
          <table:table-cell office:value-type="string" calcext:value-type="string">
            <text:p>http://www.watterott.com/de/Pycom-SiPy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igfox</text:p>
          </table:table-cell>
        </table:table-row>
        <table:table-row table:style-name="ro1">
          <table:table-cell office:value-type="string" calcext:value-type="string">
            <text:p>watterott</text:p>
          </table:table-cell>
          <table:table-cell office:value-type="string" calcext:value-type="string">
            <text:p>Pycom WiPy v2</text:p>
          </table:table-cell>
          <table:table-cell office:value-type="string" calcext:value-type="string">
            <text:p>http://www.watterott.com/de/Pycom-WiPy-v2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oRa</text:p>
          </table:table-cell>
        </table:table-row>
        <table:table-row table:style-name="ro1">
          <table:table-cell office:value-type="string" calcext:value-type="string">
            <text:p>wemos</text:p>
          </table:table-cell>
          <table:table-cell office:value-type="string" calcext:value-type="string">
            <text:p>LOLIN32</text:p>
          </table:table-cell>
          <table:table-cell office:value-type="string" calcext:value-type="string">
            <text:p>https://wiki.wemos.cc/products:lolin32:lolin32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office:value-type="string" calcext:value-type="string">
            <text:p>whitecatboard</text:p>
          </table:table-cell>
          <table:table-cell office:value-type="string" calcext:value-type="string">
            <text:p>Whitecat ESP32 N1 board</text:p>
          </table:table-cell>
          <table:table-cell office:value-type="string" calcext:value-type="string">
            <text:p>https://whitecatboard.org/whitecat-esp32-n1-board/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LoRa</text:p>
          </table:table-cell>
        </table:table-row>
      </table:table>
      <table:named-expressions/>
      <table:database-ranges>
        <table:database-range table:name="__Anonymous_Sheet_DB__0" table:target-range-address="Sheet1.A1:Sheet1.F10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.00.0000</text:date>, <text:time style:data-style-name="N2" text:time-value="12:47:45.91255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1:48:38.149256235</meta:creation-date>
    <dc:date>2017-07-02T19:31:24.006544197</dc:date>
    <meta:editing-duration>PT2H58M38S</meta:editing-duration>
    <meta:editing-cycles>41</meta:editing-cycles>
    <meta:generator>LibreOffice/5.3.1.2$Linux_X86_64 LibreOffice_project/30m0$Build-2</meta:generator>
    <meta:document-statistic meta:table-count="1" meta:cell-count="497" meta:object-count="0"/>
  </office:meta>
</office:document-meta>
</file>